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vertical-align="middle"/>
    </style:style>
    <style:style style:name="gr2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vertical-align="middle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4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" style:family="text">
      <style:text-properties fo:font-family="'Times New Roman'" style:font-style-name="Italic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T3" style:family="text">
      <style:text-properties fo:font-family="'Times New Roman'" style:font-style-name="Italic" style:font-family-generic="roman" style:font-pitch="variable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4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text-position="-33% 58%" fo:font-family="'Times New Roman'" style:font-family-generic="roman" style:font-pitch="variable" fo:font-size="10pt" fo:font-style="normal" style:font-size-asian="10pt" style:font-style-asian="normal" style:font-size-complex="10pt" style:font-style-complex="normal"/>
    </style:style>
    <style:style style:name="T6" style:family="text">
      <style:text-properties style:text-position="0% 100%" fo:font-family="'Times New Roman'" style:font-family-generic="roman" style:font-pitch="variable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4" draw:id="id4" draw:layer="layout" svg:width="2.286cm" svg:height="1.066cm" svg:x="6.472cm" svg:y="4.136cm">
          <text:p text:style-name="P1"><text:span text:style-name="T1">C</text:span><text:span text:style-name="T2">ontrol structure</text:span></text:p>
        </draw:ellipse>
        <draw:ellipse draw:style-name="gr1" draw:text-style-name="P2" xml:id="id1" draw:id="id1" draw:layer="layout" svg:width="2.286cm" svg:height="1.067cm" svg:x="9.193cm" svg:y="6.135cm">
          <text:p text:style-name="P1"><text:span text:style-name="T2">Class &amp; </text:span><text:span text:style-name="T1">O</text:span><text:span text:style-name="T2">bject</text:span></text:p>
        </draw:ellipse>
        <draw:ellipse draw:style-name="gr1" draw:text-style-name="P2" xml:id="id3" draw:id="id3" draw:layer="layout" svg:width="2.286cm" svg:height="1.067cm" svg:x="11.971cm" svg:y="4.135cm">
          <text:p text:style-name="P1"><text:span text:style-name="T1">I</text:span><text:span text:style-name="T2">nterface</text:span></text:p>
        </draw:ellipse>
        <draw:ellipse draw:style-name="gr1" draw:text-style-name="P2" xml:id="id2" draw:id="id2" draw:layer="layout" svg:width="1.608cm" svg:height="1.067cm" svg:x="9.171cm" svg:y="1.848cm">
          <text:p text:style-name="P1"><text:span text:style-name="T1">J</text:span><text:span text:style-name="T2">ava</text:span></text:p>
        </draw:ellipse>
        <draw:connector draw:style-name="gr2" draw:text-style-name="P3" draw:layer="layout" draw:type="line" svg:x1="10.336cm" svg:y1="6.135cm" svg:x2="9.975cm" svg:y2="2.915cm" draw:start-shape="id1" draw:start-glue-point="0" draw:end-shape="id2" draw:end-glue-point="2" svg:d="M10336 6135l-361-3220">
          <text:p/>
        </draw:connector>
        <draw:connector draw:style-name="gr2" draw:text-style-name="P1" draw:layer="layout" draw:type="line" svg:x1="13.114cm" svg:y1="4.135cm" svg:x2="9.975cm" svg:y2="2.915cm" draw:start-shape="id3" draw:start-glue-point="0" draw:end-shape="id2" draw:end-glue-point="2" svg:d="M13114 4135l-3139-1220">
          <text:p/>
        </draw:connector>
        <draw:connector draw:style-name="gr2" draw:text-style-name="P3" draw:layer="layout" draw:type="line" svg:x1="7.615cm" svg:y1="4.136cm" svg:x2="9.975cm" svg:y2="2.915cm" draw:start-shape="id4" draw:start-glue-point="0" draw:end-shape="id2" draw:end-glue-point="2" svg:d="M7615 4136l2360-1221">
          <text:p/>
        </draw:connector>
        <draw:ellipse draw:style-name="gr3" draw:text-style-name="P2" xml:id="id5" draw:id="id5" draw:layer="layout" svg:width="2.464cm" svg:height="1.191cm" svg:x="9.104cm" svg:y="9.108cm">
          <text:p text:style-name="P1"><text:span text:style-name="T1">E</text:span><text:span text:style-name="T2">xercise: set up </text:span></text:p>
          <text:p text:style-name="P1"><text:span text:style-name="T2">class “</text:span><text:span text:style-name="T3">H</text:span><text:span text:style-name="T2">uman”</text:span></text:p>
        </draw:ellipse>
        <draw:connector draw:style-name="gr4" draw:text-style-name="P1" draw:layer="layout" draw:type="line" svg:x1="10.336cm" svg:y1="7.202cm" svg:x2="10.336cm" svg:y2="9.108cm" draw:start-shape="id1" draw:start-glue-point="2" draw:end-shape="id5" draw:end-glue-point="0" svg:d="M10336 7202v1906">
          <text:p/>
        </draw:connector>
        <draw:frame draw:style-name="gr5" draw:layer="layout" svg:width="1.519cm" svg:height="0.73cm" svg:x="7.3cm" svg:y="3.128cm">
          <draw:text-box>
            <text:p><text:span text:style-name="T4">w</text:span><text:span text:style-name="T5">1</text:span><text:span text:style-name="T6">=0.1</text:span></text:p>
          </draw:text-box>
        </draw:frame>
        <draw:frame draw:style-name="gr5" draw:layer="layout" svg:width="1.519cm" svg:height="0.73cm" svg:x="10.1cm" svg:y="4.928cm">
          <draw:text-box>
            <text:p><text:span text:style-name="T4">w</text:span><text:span text:style-name="T5">2</text:span><text:span text:style-name="T6">=0.5</text:span></text:p>
          </draw:text-box>
        </draw:frame>
        <draw:frame draw:style-name="gr5" draw:layer="layout" svg:width="1.519cm" svg:height="0.73cm" svg:x="11.2cm" svg:y="2.928cm">
          <draw:text-box>
            <text:p><text:span text:style-name="T4">w</text:span><text:span text:style-name="T5">3</text:span><text:span text:style-name="T6">=0.4</text:span></text:p>
          </draw:text-box>
        </draw:frame>
        <draw:frame draw:style-name="gr5" draw:layer="layout" svg:width="1.519cm" svg:height="0.73cm" svg:x="9.2cm" svg:y="7.728cm">
          <draw:text-box>
            <text:p><text:span text:style-name="T4">w</text:span><text:span text:style-name="T5">4</text:span><text:span text:style-name="T6">=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7-13T18:12:54.36</meta:creation-date>
    <dc:date>2016-05-25T16:35:30.10</dc:date>
    <dc:creator>Loc Nguyen</dc:creator>
    <meta:editing-duration>PT4H45M45S</meta:editing-duration>
    <meta:editing-cycles>57</meta:editing-cycles>
    <meta:generator>OpenOffice/4.1.2$Win32 OpenOffice.org_project/412m3$Build-9782</meta:generator>
    <meta:document-statistic meta:object-count="13"/>
  </office:meta>
</office:document-meta>
</file>